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c5c28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dc1ee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dc5c2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paragraph-properties fo:line-height="100%"/>
      <style:text-properties officeooo:paragraph-rsid="018eb476"/>
    </style:style>
    <style:style style:name="P22" style:family="paragraph" style:parent-style-name="Standard">
      <style:text-properties style:font-name="Bitstream Vera Sans" fo:font-size="10pt" fo:language="nl" fo:country="NL" officeooo:paragraph-rsid="01a76768" fo:background-color="transparent" style:font-size-asian="10pt" style:language-asian="nl" style:country-asian="NL" style:font-name-complex="Bitstream Vera Sans" style:font-size-complex="10pt"/>
    </style:style>
    <style:style style:name="P23" style:family="paragraph" style:parent-style-name="Standard">
      <style:text-properties officeooo:paragraph-rsid="01d647bb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officeooo:paragraph-rsid="01d647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e8ab62"/>
    </style:style>
    <style:style style:name="P27" style:family="paragraph" style:parent-style-name="Standard">
      <style:text-properties style:font-name="Ubuntu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9" style:family="paragraph" style:parent-style-name="Standard" style:master-page-name="Standard">
      <style:paragraph-properties style:page-number="auto"/>
      <style:text-properties officeooo:paragraph-rsid="01d60126"/>
    </style:style>
    <style:style style:name="P30" style:family="paragraph" style:parent-style-name="Standard" style:list-style-name="L1">
      <style:text-properties fo:font-size="12pt" fo:font-weight="bold" officeooo:paragraph-rsid="019a3860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Ubuntu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Bitstream Vera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3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use-window-font-color="true" style:text-line-through-style="none" style:text-line-through-type="none" style:font-name="Bitstream Vera Sans" fo:font-size="12pt" fo:language="nl" fo:country="NL" style:text-underline-style="none" fo:font-weight="normal" officeooo:rsid="00fb015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officeooo:rsid="01abc67c"/>
    </style:style>
    <style:style style:name="T62" style:family="text">
      <style:text-properties officeooo:rsid="01cfd8fe"/>
    </style:style>
    <style:style style:name="T63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dc5c2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d3f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41">C</text:span></text:span><text:span text:style-name="Strong_20_Emphasis"><text:span text:style-name="T32">h</text:span></text:span><text:span text:style-name="Strong_20_Emphasis"><text:span text:style-name="T31">ecklist voor </text:span></text:span><text:span text:style-name="Strong_20_Emphasis"><text:span text:style-name="T47">de installatie</text:span></text:span><text:span text:style-name="Strong_20_Emphasis"><text:span text:style-name="T31"> van </text:span></text:span><text:reference-mark-start text:name="Distributie"/><text:span text:style-name="Strong_20_Emphasis"><text:span text:style-name="T42">Ubunt</text:span></text:span><text:span text:style-name="Strong_20_Emphasis"><text:span text:style-name="T44">u</text:span></text:span><text:reference-mark-end text:name="Distributie"/><text:span text:style-name="Strong_20_Emphasis"><text:span text:style-name="T42"> </text:span></text:span><text:reference-mark-start text:name="Versie"/><text:span text:style-name="T62">20</text:span><text:span text:style-name="Strong_20_Emphasis"><text:span text:style-name="T42">.</text:span></text:span><text:span text:style-name="Strong_20_Emphasis"><text:span text:style-name="T45">04 LTS</text:span></text:span><text:reference-mark-end text:name="Versie"/><text:span text:style-name="Strong_20_Emphasis"><text:span text:style-name="T31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31">op </text:span></text:span><text:reference-mark-start text:name="Computernaam"/><text:span text:style-name="T61">pc</text:span><text:span text:style-name="Strong_20_Emphasis"><text:span text:style-name="T35">04</text:span></text:span><text:reference-mark-end text:name="Computernaam"/><text:span text:style-name="T36">.</text:span><text:span text:style-name="Strong_20_Emphasis"><text:span text:style-name="T31"><text:line-break/></text:span></text:span></text:p>
      <text:p text:style-name="P21"><text:span text:style-name="T31">Kijk op </text:span><text:a xlink:type="simple" xlink:href="https://karelzimmer.nl/" text:style-name="Internet_20_link" text:visited-style-name="Visited_20_Internet_20_Link"><text:span text:style-name="Internet_20_link"><text:span text:style-name="T53">karelzimmer.nl</text:span></text:span></text:a><text:span text:style-name="T31"> </text:span><text:span text:style-name="T5">voor</text:span><text:span text:style-name="T4"> </text:span><text:span text:style-name="T59">deze en andere </text:span><text:span text:style-name="T6">checklists, scripts, en overige bestanden.</text:span></text:p>
      <text:p text:style-name="P25"/>
      <text:p text:style-name="P28"><text:span text:style-name="T24">D</text:span><text:span text:style-name="T22">it is een invulbare PD</text:span><text:span text:style-name="T25">F</text:span><text:span text:style-name="T22"> met keuzevakken; </text:span><text:span text:style-name="T26">a</text:span><text:span text:style-name="T22">fdrukken is niet noodzakelijk.</text:span></text:p>
      <text:p text:style-name="P3"><text:span text:style-name="Strong_20_Emphasis"><text:span text:style-name="T48"/></text:span></text:p>
      <text:p text:style-name="P3"><text:span text:style-name="Strong_20_Emphasis"><text:span text:style-name="T48"/></text:span></text:p>
      <text:p text:style-name="P10"><text:span text:style-name="Definition"><text:span text:style-name="T56">g</text:span></text:span><text:span text:style-name="Definition"><text:span text:style-name="T54">ebruiker</text:span></text:span><text:span text:style-name="T31"><text:tab/><text:tab/><text:tab/></text:span><text:span text:style-name="User_20_Entry"><text:span text:style-name="T52">Nina Zimmer</text:span></text:span></text:p>
      <text:p text:style-name="P11"><text:span text:style-name="Definition"><text:span text:style-name="T56">g</text:span></text:span><text:span text:style-name="Definition"><text:span text:style-name="T54">ebruikersnaam<text:tab/></text:span></text:span><text:span text:style-name="User_20_Entry"><text:span text:style-name="T52">nina</text:span></text:span></text:p>
      <text:p text:style-name="P13"><text:span text:style-name="Definition"><text:span text:style-name="T56">c</text:span></text:span><text:span text:style-name="Definition"><text:span text:style-name="T54">omputernaam</text:span></text:span><text:span text:style-name="Definition"><text:span text:style-name="T55"><text:tab/></text:span></text:span><text:span text:style-name="User_20_Entry"><text:span text:style-name="T49"><text:reference-ref text:reference-format="text" text:ref-name="Computernaam">pc04</text:reference-ref></text:span></text:span><text:span text:style-name="T37"> <text:tab/><text:tab/><text:tab/><text:tab/>(</text:span><text:span text:style-name="T43">N</text:span><text:span text:style-name="T38">aast </text:span><text:span text:style-name="T39">W</text:span><text:span text:style-name="T40">indows </text:span><text:span text:style-name="T46">10</text:span><text:span text:style-name="T39"> – </text:span><text:span text:style-name="T38">dual boot</text:span><text:span text:style-name="T37">)</text:span></text:p>
      <text:p text:style-name="P12"><text:span text:style-name="Definition"><text:span text:style-name="T56">o</text:span></text:span><text:span text:style-name="Definition"><text:span text:style-name="T57">pstartmenu</text:span></text:span><text:span text:style-name="T31"><text:tab/><text:tab/></text:span><text:span text:style-name="User_20_Entry"><text:span text:style-name="T51">F9</text:span></text:span></text:p>
      <text:p text:style-name="P20"><text:span text:style-name="Definition"><text:span text:style-name="T56">i</text:span></text:span><text:span text:style-name="Definition"><text:span text:style-name="T57">nstellingen</text:span></text:span><text:span text:style-name="T31"><text:tab/><text:tab/></text:span><text:span text:style-name="User_20_Entry"><text:span text:style-name="T50">Esc</text:span></text:span></text:p>
      <text:p text:style-name="P7"><text:span text:style-name="Definition"><text:span text:style-name="T58"/></text:span></text:p>
      <text:p text:style-name="P2"/>
      <text:list xml:id="list879845719" text:style-name="L1">
        <text:list-item>
          <text:p text:style-name="P30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1">_</text:span></text:span><text:span text:style-name="Strong_20_Emphasis"><text:span text:style-name="T15">installatie</text:span></text:span><text:span text:style-name="Strong_20_Emphasis"><text:span text:style-name="T21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1">odt</text:span></text:span><text:span text:style-name="Strong_20_Emphasis"><text:span text:style-name="T16">.</text:span></text:span></text:p>
          </table:table-cell>
        </table:table-row>
      </table:table>
      <text:p text:style-name="P8"><text:span text:style-name="Strong_20_Emphasis"><text:span text:style-name="T11"/></text:span></text:p>
      <text:p text:style-name="P9"/>
      <text:list xml:id="list75807597759185" text:continue-numbering="true" text:style-name="L1">
        <text:list-item>
          <text:p text:style-name="P31">Installatie uitvoeren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8">Installeer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8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1">_</text:span></text:span><text:span text:style-name="Strong_20_Emphasis"><text:span text:style-name="T15">installatie</text:span></text:span><text:span text:style-name="Strong_20_Emphasis"><text:span text:style-name="T21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1">odt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75806509474263" text:continue-numbering="true" text:style-name="L1">
        <text:list-item>
          <text:p text:style-name="P32">Installatie afronden</text:p>
        </text:list-item>
      </text:list>
      <text:p text:style-name="P4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1">_</text:span></text:span><text:span text:style-name="Strong_20_Emphasis"><text:span text:style-name="T15">installatie</text:span></text:span><text:span text:style-name="Strong_20_Emphasis"><text:span text:style-name="T21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1">odt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75806891186320" text:continue-numbering="true" text:style-name="L1">
        <text:list-item>
          <text:p text:style-name="P33">Gebruiker inrichten</text:p>
        </text:list-item>
      </text:list>
      <text:p text:style-name="P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4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1">_</text:span></text:span><text:span text:style-name="Strong_20_Emphasis"><text:span text:style-name="T15">installatie</text:span></text:span><text:span text:style-name="Strong_20_Emphasis"><text:span text:style-name="T21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1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1">odt</text:span></text:span><text:span text:style-name="Strong_20_Emphasis"><text:span text:style-name="T16">.</text:span></text:span></text:p>
          </table:table-cell>
        </table:table-row>
      </table:table>
      <text:p text:style-name="P17"><text:span text:style-name="Strong_20_Emphasis"><text:span text:style-name="T7"/></text:span></text:p>
      <text:p text:style-name="P27"/>
      <text:p text:style-name="P22"><text:span text:style-name="T27">De installatie van </text:span><text:span text:style-name="T27"><text:reference-ref text:reference-format="text" text:ref-name="Distributie">Ubuntu</text:reference-ref></text:span><text:span text:style-name="T27"><text:s/></text:span><text:span text:style-name="T28"><text:reference-ref text:reference-format="text" text:ref-name="Versie">20.04 LTS</text:reference-ref></text:span><text:span text:style-name="T27"><text:s/></text:span><text:span text:style-name="T27"><text:reference-ref text:reference-format="text" text:ref-name="Editie">desktop</text:reference-ref></text:span><text:span text:style-name="T27"><text:s/></text:span><text:span text:style-name="T29">op </text:span><text:span text:style-name="T29"><text:reference-ref text:reference-format="text" text:ref-name="Computernaam">pc04</text:reference-ref></text:span><text:span text:style-name="T29"><text:s/></text:span><text:span text:style-name="T27">is voltooid.<text:line-break/></text:span></text:p>
      <text:p text:style-name="P23"><text:span text:style-name="T60">Einde c</text:span><text:span text:style-name="T30">hecklist.</text:span><text:span text:style-name="T23">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  <text:p text:style-name="P24"/>
      <text:p text:style-name="P14"><text:span text:style-name="T65">Auteursrecht </text:span><text:span text:style-name="Strong_20_Emphasis"><text:span text:style-name="T64">© </text:span></text:span><text:span text:style-name="Strong_20_Emphasis"><text:span text:style-name="T63">2</text:span></text:span><text:span text:style-name="T65">020-</text:span><text:span text:style-name="T67">2021</text:span><text:span text:style-name="T65"> Karel Zimmer.</text:span></text:p>
      <text:p text:style-name="P16"/>
      <text:p text:style-name="P15"><text:span text:style-name="T66">Creative Commons Naamsvermelding-GelijkDelen Internationaal</text:span><text:span text:style-name="T68">-</text:span><text:span text:style-name="T6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6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4.odt</text:file-name><text:tab/><text:date style:data-style-name="N36" text:date-value="2021-08-10T07:58:05.928212106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8:05.825739576</dc:date>
    <meta:printed-by>Karel Zimmer</meta:printed-by>
    <meta:print-date>2010-10-15T14:58:44</meta:print-date>
    <meta:keyword>Installatie</meta:keyword>
    <meta:keyword>Checklist</meta:keyword>
    <meta:keyword>Linux</meta:keyword>
    <meta:editing-cycles>2084</meta:editing-cycles>
    <meta:editing-duration>P5DT1H2M24S</meta:editing-duration>
    <dc:creator>Karel Zimmer</dc:creator>
    <meta:document-statistic meta:table-count="4" meta:image-count="0" meta:object-count="0" meta:page-count="1" meta:paragraph-count="29" meta:word-count="127" meta:character-count="1146" meta:non-whitespace-character-count="1027"/>
    <meta:user-defined meta:name="Info 1"/>
    <meta:user-defined meta:name="Info 2"/>
    <meta:user-defined meta:name="Info 3"/>
    <meta:user-defined meta:name="Info 4"/>
  </office:meta>
</office:document-meta>
</file>